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D3000001C0C1783A6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drawing>
      <draw:page draw:name="page1" draw:style-name="dp1" draw:master-page-name="Default">
        <draw:frame draw:name="Picture 2" draw:style-name="gr1" draw:text-style-name="P1" draw:layer="layout" svg:width="13.621cm" svg:height="8.44cm" svg:x="0cm" svg:y="0cm">
          <draw:image xlink:href="Pictures/10000000000002D3000001C0C1783A6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614cm" fo:page-height="8.4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5-03-22T20:51:06.688446178</meta:creation-date>
    <dc:date>2015-03-22T20:52:38.215853586</dc:date>
    <dc:creator>Peter Desnoyers</dc:creator>
    <meta:editing-duration>PT1M32S</meta:editing-duration>
    <meta:editing-cycles>1</meta:editing-cycles>
    <meta:document-statistic meta:object-count="1"/>
    <meta:generator>LibreOffice/4.3.3.2$Linux_ARM_EABI LibreOffice_project/430m0$Build-2</meta:generator>
  </office:meta>
</office:document-meta>
</file>